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00000030A8E521079.png" manifest:media-type="image/png"/>
  <manifest:file-entry manifest:full-path="Pictures/100000000000040A0000034652DF00CD.png" manifest:media-type="image/png"/>
  <manifest:file-entry manifest:full-path="Pictures/10000000000003A8000002E1DEF9ADAB.png" manifest:media-type="image/png"/>
  <manifest:file-entry manifest:full-path="Pictures/1000000000000325000002414EA5E6E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8f3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148cm" svg:y="-0.446cm" svg:width="15.041cm" svg:height="14.501cm" draw:z-index="0"><draw:image xlink:href="Pictures/10000000000003900000030A8E521079.png" xlink:type="simple" xlink:show="embed" xlink:actuate="onLoad" draw:mime-type="image/png"/></draw:frame><draw:frame draw:style-name="fr1" draw:name="Image2" text:anchor-type="char" svg:x="0.956cm" svg:y="14.19cm" svg:width="17.048cm" svg:height="12.515cm" draw:z-index="1"><draw:image xlink:href="Pictures/100000000000040A0000034652DF00CD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1" draw:name="Image4" text:anchor-type="char" svg:x="0.196cm" svg:y="1.559cm" svg:width="17cm" svg:height="12.185cm" draw:z-index="3"><draw:image xlink:href="Pictures/1000000000000325000002414EA5E6ED.png" xlink:type="simple" xlink:show="embed" xlink:actuate="onLoad" draw:mime-type="image/png"/></draw:frame></text:p>
      <text:p text:style-name="P1"><draw:frame draw:style-name="fr1" draw:name="Image3" text:anchor-type="char" svg:x="1.108cm" svg:y="2.579cm" svg:width="17cm" svg:height="13.384cm" draw:z-index="2"><draw:image xlink:href="Pictures/10000000000003A8000002E1DEF9AD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12:10:39.218335000</meta:creation-date>
    <dc:date>2026-02-11T16:34:09.533887300</dc:date>
    <meta:editing-duration>PT3H41M57S</meta:editing-duration>
    <meta:editing-cycles>4</meta:editing-cycles>
    <meta:generator>LibreOffice/25.8.3.2$Windows_X86_64 LibreOffice_project/8ca8d55c161d602844f5428fa4b58097424e324e</meta:generator>
    <meta:print-date>2026-02-11T12:57:59.785963400</meta:print-date>
    <meta:document-statistic meta:table-count="0" meta:image-count="4" meta:object-count="0" meta:page-count="3" meta:paragraph-count="0" meta:word-count="0" meta:character-count="0" meta:non-whitespace-character-count="0"/>
  </office:meta>
</office:document-meta>
</file>